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fbf785" draw:textarea-horizontal-align="justify" draw:textarea-vertical-align="middle" draw:auto-grow-height="false" fo:min-height="4.588cm" fo:min-width="11.763cm" draw:shadow="visible" draw:shadow-opacity="41%" loext:shadow-blur="0.212cm"/>
    </style:style>
    <style:style style:name="gr2" style:family="graphic" style:parent-style-name="standard">
      <style:graphic-properties svg:stroke-color="#333333" draw:fill="solid" draw:fill-color="#fbf785" draw:textarea-horizontal-align="justify" draw:textarea-vertical-align="middle" draw:auto-grow-height="false" fo:min-height="4.588cm" fo:min-width="11.764cm" draw:shadow="visible" draw:shadow-opacity="41%" loext:shadow-blur="0.2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783cm"/>
      <style:paragraph-properties style:writing-mode="lr-tb"/>
    </style:style>
    <style:style style:name="gr4" style:family="graphic" style:parent-style-name="standard">
      <style:graphic-properties draw:fill-color="#0170ff" draw:textarea-horizontal-align="justify" draw:textarea-vertical-align="middle" draw:auto-grow-height="false" fo:min-height="3.298cm" fo:min-width="9.498cm" draw:shadow="visible" draw:shadow-opacity="57%" loext:shadow-blur="0.2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21cm" draw:shadow="visible" draw:shadow-opacity="57%" loext:shadow-blur="0.247cm"/>
      <style:paragraph-properties style:writing-mode="lr-tb"/>
    </style:style>
    <style:style style:name="gr6" style:family="graphic" style:parent-style-name="standard">
      <style:graphic-properties draw:fill-color="#f77192" draw:textarea-horizontal-align="justify" draw:textarea-vertical-align="middle" draw:auto-grow-height="false" fo:min-height="0.43cm" fo:min-width="1.06cm"/>
      <style:paragraph-properties style:writing-mode="lr-tb"/>
    </style:style>
    <style:style style:name="gr7" style:family="graphic" style:parent-style-name="standard">
      <style:graphic-properties draw:fill-color="#99cc00" draw:textarea-horizontal-align="justify" draw:textarea-vertical-align="top" draw:auto-grow-height="false" fo:min-height="3.418cm" fo:min-width="6.218cm" draw:shadow="visible" draw:shadow-offset-x="0.141cm" draw:shadow-offset-y="0.141cm" loext:shadow-blur="0.318cm"/>
      <style:paragraph-properties style:writing-mode="lr-tb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884cm" fo:min-width="10.884cm"/>
      <style:paragraph-properties style:writing-mode="lr-tb"/>
    </style:style>
    <style:style style:name="gr9" style:family="graphic" style:parent-style-name="standard">
      <style:graphic-properties draw:stroke="none" draw:fill="solid" draw:fill-color="#cccccc" loext:fill-use-slide-background="false" draw:opacity="100%" draw:textarea-horizontal-align="justify" draw:textarea-vertical-align="top" draw:auto-grow-height="false" fo:min-height="8.05cm" fo:min-width="3.45cm" loext:softedge-radius="0.071cm"/>
      <style:paragraph-properties style:writing-mode="lr-tb"/>
    </style:style>
    <style:style style:name="gr10" style:family="graphic" style:parent-style-name="standard">
      <style:graphic-properties draw:fill-color="#9f2eee" draw:textarea-horizontal-align="justify" draw:textarea-vertical-align="middle" draw:auto-grow-height="false" fo:min-height="2.148cm" fo:min-width="5.148cm"/>
    </style:style>
    <style:style style:name="gr11" style:family="graphic" style:parent-style-name="standard">
      <style:graphic-properties draw:fill-color="#9f2eee" draw:textarea-horizontal-align="justify" draw:textarea-vertical-align="middle" draw:auto-grow-height="false" fo:min-height="2.148cm" fo:min-width="5.148cm"/>
      <style:paragraph-properties style:writing-mode="lr-tb"/>
    </style:style>
    <style:style style:name="gr12" style:family="graphic" style:parent-style-name="standard">
      <style:graphic-properties draw:fill-color="#6442f9" draw:textarea-horizontal-align="justify" draw:textarea-vertical-align="middle" draw:auto-grow-height="false" fo:min-height="2.148cm" fo:min-width="5.148cm"/>
    </style:style>
    <style:style style:name="gr13" style:family="graphic" style:parent-style-name="standard">
      <style:graphic-properties draw:fill-color="#6442f9" draw:textarea-horizontal-align="justify" draw:textarea-vertical-align="middle" draw:auto-grow-height="false" fo:min-height="2.148cm" fo:min-width="5.148cm"/>
      <style:paragraph-properties style:writing-mode="lr-tb"/>
    </style:style>
    <style:style style:name="gr14" style:family="graphic" style:parent-style-name="standard">
      <style:graphic-properties draw:fill-color="#d441bb" draw:textarea-horizontal-align="justify" draw:textarea-vertical-align="middle" draw:auto-grow-height="false" fo:min-height="2.148cm" fo:min-width="5.148cm"/>
    </style:style>
    <style:style style:name="gr15" style:family="graphic" style:parent-style-name="standard">
      <style:graphic-properties draw:fill-color="#d441bb" draw:textarea-horizontal-align="justify" draw:textarea-vertical-align="middle" draw:auto-grow-height="false" fo:min-height="2.148cm" fo:min-width="5.148cm"/>
      <style:paragraph-properties style:writing-mode="lr-tb"/>
    </style:style>
    <style:style style:name="gr16" style:family="graphic" style:parent-style-name="standard">
      <style:graphic-properties draw:fill-color="#9f2eee" draw:textarea-horizontal-align="justify" draw:textarea-vertical-align="middle" draw:auto-grow-height="false" fo:min-height="1.244cm" fo:min-width="2.644cm"/>
      <style:paragraph-properties style:writing-mode="lr-tb"/>
    </style:style>
    <style:style style:name="gr17" style:family="graphic" style:parent-style-name="standard">
      <style:graphic-properties draw:fill-color="#6442f9" draw:textarea-horizontal-align="justify" draw:textarea-vertical-align="middle" draw:auto-grow-height="false" fo:min-height="1.244cm" fo:min-width="2.644cm"/>
      <style:paragraph-properties style:writing-mode="lr-tb"/>
    </style:style>
    <style:style style:name="gr18" style:family="graphic" style:parent-style-name="standard" style:list-style-name="L1">
      <style:graphic-properties svg:stroke-width="0.035cm" draw:marker-start-width="0.252cm" draw:marker-end-width="0.252cm" draw:textarea-horizontal-align="justify" draw:textarea-vertical-align="top" draw:auto-grow-height="false" fo:min-height="2.826cm" fo:min-width="6.826cm" fo:padding-top="0.117cm" fo:padding-bottom="0.117cm" fo:padding-left="0.117cm" fo:padding-right="0.117cm"/>
      <style:paragraph-properties style:writing-mode="lr-tb"/>
    </style:style>
    <style:style style:name="gr19" style:family="graphic" style:parent-style-name="standard">
      <style:graphic-properties draw:stroke="dash" draw:stroke-dash="Fine_20_Dashed" svg:stroke-width="0.035cm" svg:stroke-color="#333333" draw:marker-start-width="0.252cm" draw:marker-end-width="0.252cm" svg:stroke-linecap="butt" draw:fill="none" loext:fill-use-slide-background="false" draw:textarea-horizontal-align="justify" draw:textarea-vertical-align="middle" draw:auto-grow-height="false" fo:min-height="5.924cm" fo:min-width="12.874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draw:fill-color="#faa71d" draw:textarea-horizontal-align="justify" draw:textarea-vertical-align="top" draw:auto-grow-height="false" fo:min-height="1.14cm" fo:min-width="2.34cm"/>
      <style:paragraph-properties style:writing-mode="lr-tb"/>
    </style:style>
    <style:style style:name="gr21" style:family="graphic" style:parent-style-name="standard" style:list-style-name="L1">
      <style:graphic-properties draw:fill-color="#f9d985" draw:textarea-horizontal-align="justify" draw:textarea-vertical-align="top" draw:auto-grow-height="false" fo:min-height="1.14cm" fo:min-width="1.877cm"/>
      <style:paragraph-properties style:writing-mode="lr-tb"/>
    </style:style>
    <style:style style:name="gr22" style:family="graphic" style:parent-style-name="standard" style:list-style-name="L1">
      <style:graphic-properties draw:fill-color="#0091ff" draw:textarea-horizontal-align="justify" draw:textarea-vertical-align="middle" draw:auto-grow-height="false" fo:min-height="1.28cm" fo:min-width="1.64cm" fo:padding-top="0.03cm" fo:padding-bottom="0.03cm" fo:padding-left="0.05cm" fo:padding-right="0.05cm"/>
      <style:paragraph-properties style:writing-mode="lr-tb"/>
    </style:style>
    <style:style style:name="gr23" style:family="graphic" style:parent-style-name="standard">
      <style:graphic-properties draw:fill-color="#9f2eee" draw:textarea-horizontal-align="justify" draw:textarea-vertical-align="middle" draw:auto-grow-height="false" fo:min-height="0.725cm" fo:min-width="1.814cm"/>
    </style:style>
    <style:style style:name="gr24" style:family="graphic" style:parent-style-name="standard">
      <style:graphic-properties draw:fill-color="#6442f9" draw:textarea-horizontal-align="justify" draw:textarea-vertical-align="middle" draw:auto-grow-height="false" fo:min-height="0.725cm" fo:min-width="1.814cm"/>
    </style:style>
    <style:style style:name="gr25" style:family="graphic" style:parent-style-name="standard">
      <style:graphic-properties draw:fill-color="#d441bb" draw:textarea-horizontal-align="justify" draw:textarea-vertical-align="middle" draw:auto-grow-height="false" fo:min-height="0.725cm" fo:min-width="1.814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.205cm" fo:min-width="1.84cm"/>
    </style:style>
    <style:style style:name="gr2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17cm" fo:padding-bottom="0.117cm" fo:padding-left="0.117cm" fo:padding-right="0.117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 style:list-style-name="L1">
      <style:graphic-properties draw:fill-color="#0091ff" draw:textarea-horizontal-align="justify" draw:textarea-vertical-align="middle" draw:auto-grow-height="false" fo:min-height="0.896cm" fo:min-width="4.456cm" fo:padding-top="0.03cm" fo:padding-bottom="0.03cm" fo:padding-left="0.05cm" fo:padding-right="0.0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top" draw:auto-grow-height="false" fo:min-height="1.522cm" fo:min-width="2.322cm"/>
      <style:paragraph-properties style:writing-mode="lr-tb"/>
    </style:style>
    <style:style style:name="gr31" style:family="graphic" style:parent-style-name="objectwithoutfill">
      <style:graphic-properties svg:stroke-width="0.212cm" svg:stroke-color="#083267" draw:marker-start-width="0.518cm" draw:marker-end="Arrow" draw:marker-end-width="0.618cm" draw:fill="none" draw:textarea-vertical-align="middle" fo:padding-top="0.231cm" fo:padding-bottom="0.231cm" fo:padding-left="0.356cm" fo:padding-right="0.356cm" draw:shadow="visible" draw:shadow-offset-x="0.071cm" draw:shadow-offset-y="0.071cm" draw:shadow-opacity="88%" loext:shadow-blur="0.141cm"/>
    </style:style>
    <style:style style:name="gr32" style:family="graphic" style:parent-style-name="standard">
      <style:graphic-properties svg:stroke-color="#444444" draw:fill-color="#d441bb" draw:textarea-horizontal-align="justify" draw:textarea-vertical-align="middle" draw:auto-grow-height="false" fo:min-height="0.539cm" fo:min-width="1.001cm" draw:shadow="visible" draw:shadow-offset-x="0.071cm" draw:shadow-offset-y="0.071cm" loext:shadow-blur="0.106cm"/>
    </style:style>
    <style:style style:name="gr33" style:family="graphic" style:parent-style-name="standard">
      <style:graphic-properties svg:stroke-color="#444444" draw:fill-color="#9f2eee" draw:textarea-horizontal-align="justify" draw:textarea-vertical-align="middle" draw:auto-grow-height="false" fo:min-height="0.539cm" fo:min-width="1.001cm" draw:shadow="visible" draw:shadow-offset-x="0.071cm" draw:shadow-offset-y="0.071cm" loext:shadow-blur="0.106cm"/>
    </style:style>
    <style:style style:name="gr34" style:family="graphic" style:parent-style-name="standard">
      <style:graphic-properties svg:stroke-color="#444444" draw:fill-color="#6442f9" draw:textarea-horizontal-align="justify" draw:textarea-vertical-align="middle" draw:auto-grow-height="false" fo:min-height="0.539cm" fo:min-width="1.001cm" draw:shadow="visible" draw:shadow-offset-x="0.071cm" draw:shadow-offset-y="0.071cm" loext:shadow-blur="0.106cm"/>
    </style:style>
    <style:style style:name="gr35" style:family="graphic" style:parent-style-name="standard">
      <style:graphic-properties draw:fill-color="#d441bb" draw:textarea-horizontal-align="justify" draw:textarea-vertical-align="middle" draw:auto-grow-height="false" fo:min-height="1.244cm" fo:min-width="2.644cm"/>
      <style:paragraph-properties style:writing-mode="lr-tb"/>
    </style:style>
    <style:style style:name="gr36" style:family="graphic" style:parent-style-name="objectwithoutfill">
      <style:graphic-properties svg:stroke-width="0.159cm" draw:marker-start-width="0.438cm" draw:marker-end="Arrow" draw:marker-end-width="0.538cm" svg:stroke-opacity="80%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0.1cm" fo:min-width="3.966cm"/>
    </style:style>
    <style:style style:name="gr38" style:family="graphic" style:parent-style-name="objectwithoutfill">
      <style:graphic-properties svg:stroke-width="0.159cm" draw:marker-start-width="0.438cm" draw:marker-end="Arrow" draw:marker-end-width="0.538cm" svg:stroke-opacity="80%" draw:fill="none" draw:textarea-horizontal-align="left" draw:textarea-vertical-align="middle" fo:padding-top="0.204cm" fo:padding-bottom="0.204cm" fo:padding-left="-0.97cm" fo:padding-right="0.329cm"/>
      <style:paragraph-properties style:writing-mode="lr-tb"/>
    </style:style>
    <style:style style:name="gr39" style:family="graphic" style:parent-style-name="standard" style:list-style-name="L1">
      <style:graphic-properties draw:stroke="none" svg:stroke-opacity="80%" draw:fill-color="#faa71d" draw:opacity="85%" draw:textarea-horizontal-align="justify" draw:textarea-vertical-align="top" draw:auto-grow-height="false" fo:min-height="1.522cm" fo:min-width="2.322cm"/>
      <style:paragraph-properties style:writing-mode="lr-tb"/>
    </style:style>
    <style:style style:name="gr40" style:family="graphic" style:parent-style-name="standard" style:list-style-name="L1">
      <style:graphic-properties draw:stroke="none" svg:stroke-opacity="80%" draw:fill-color="#f9d985" draw:opacity="85%" draw:textarea-horizontal-align="justify" draw:textarea-vertical-align="top" draw:auto-grow-height="false" fo:min-height="1.14cm" fo:min-width="2.309cm"/>
      <style:paragraph-properties style:writing-mode="lr-tb"/>
    </style:style>
    <style:style style:name="gr41" style:family="graphic" style:parent-style-name="standard" style:list-style-name="L1">
      <style:graphic-properties draw:stroke="none" svg:stroke-opacity="80%" draw:fill="solid" draw:fill-color="#828c98" draw:opacity="85%" draw:textarea-horizontal-align="justify" draw:textarea-vertical-align="top" draw:auto-grow-height="false" fo:min-height="1.14cm" fo:min-width="2.34cm"/>
      <style:paragraph-properties style:writing-mode="lr-tb"/>
    </style:style>
    <style:style style:name="gr42" style:family="graphic" style:parent-style-name="standard" style:list-style-name="L1">
      <style:graphic-properties draw:stroke="none" svg:stroke-opacity="80%" draw:fill="solid" draw:fill-color="#828c98" draw:opacity="85%" draw:textarea-horizontal-align="justify" draw:textarea-vertical-align="top" draw:auto-grow-height="false" fo:min-height="1.14cm" fo:min-width="2.34cm"/>
      <style:paragraph-properties style:writing-mode="lr-tb"/>
    </style:style>
    <style:style style:name="gr43" style:family="graphic" style:parent-style-name="standard" style:list-style-name="L1">
      <style:graphic-properties draw:stroke="none" svg:stroke-opacity="80%" draw:fill="solid" draw:fill-color="#828c98" draw:opacity="85%" draw:textarea-horizontal-align="justify" draw:textarea-vertical-align="top" draw:auto-grow-height="false" fo:min-height="1.14cm" fo:min-width="2.34cm"/>
      <style:paragraph-properties style:writing-mode="lr-tb"/>
    </style:style>
    <style:style style:name="gr44" style:family="graphic" style:parent-style-name="standard" style:list-style-name="L1">
      <style:graphic-properties draw:stroke="none" svg:stroke-opacity="80%" draw:fill="solid" draw:fill-color="#828c98" draw:opacity="85%" draw:textarea-horizontal-align="justify" draw:textarea-vertical-align="top" draw:auto-grow-height="false" fo:min-height="1.14cm" fo:min-width="2.34cm"/>
      <style:paragraph-properties style:writing-mode="lr-tb"/>
    </style:style>
    <style:style style:name="gr45" style:family="graphic" style:parent-style-name="objectwithoutfill">
      <style:graphic-properties svg:stroke-width="0.035cm" draw:marker-start-width="0.252cm" draw:marker-end="Arrow" draw:marker-end-width="0.352cm" svg:stroke-opacity="80%" draw:fill="none" draw:opacity="85%" draw:textarea-vertical-align="middle" fo:padding-top="0.117cm" fo:padding-bottom="0.117cm" fo:padding-left="0.117cm" fo:padding-right="0.117cm"/>
    </style:style>
    <style:style style:name="gr46" style:family="graphic" style:parent-style-name="standard" style:list-style-name="L1">
      <style:graphic-properties draw:stroke="none" svg:stroke-opacity="80%" draw:opacity="85%" draw:textarea-horizontal-align="justify" draw:textarea-vertical-align="top" draw:auto-grow-height="false" fo:min-height="1.14cm" fo:min-width="2.34cm"/>
      <style:paragraph-properties style:writing-mode="lr-tb"/>
    </style:style>
    <style:style style:name="gr47" style:family="graphic" style:parent-style-name="standard">
      <style:graphic-properties draw:stroke="none" draw:fill-color="#000000" draw:textarea-horizontal-align="justify" draw:textarea-vertical-align="middle" draw:auto-grow-height="false" fo:min-height="0.205cm" fo:min-width="4.621cm"/>
    </style:style>
    <style:style style:name="gr48" style:family="graphic" style:parent-style-name="standard">
      <style:graphic-properties draw:stroke="dash" draw:stroke-dash="Fine_20_Dashed" svg:stroke-width="0.035cm" svg:stroke-color="#333333" draw:marker-start-width="0.252cm" draw:marker-end-width="0.252cm" svg:stroke-linecap="butt" draw:fill="none" loext:fill-use-slide-background="false" draw:textarea-horizontal-align="justify" draw:textarea-vertical-align="middle" draw:auto-grow-height="false" fo:min-height="2.773cm" fo:min-width="18.97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342cm" fo:min-width="0.74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341cm" fo:min-width="0.742cm"/>
      <style:paragraph-properties style:writing-mode="lr-tb"/>
    </style:style>
    <style:style style:name="gr52" style:family="graphic" style:parent-style-name="standard">
      <style:graphic-properties draw:stroke="none" draw:fill-color="#ffffff" draw:opacity="44%" draw:textarea-horizontal-align="justify" draw:textarea-vertical-align="middle" draw:auto-grow-height="false" fo:min-height="0.518cm" fo:min-width="3.324cm"/>
      <style:paragraph-properties style:writing-mode="lr-tb"/>
    </style:style>
    <style:style style:name="gr53" style:family="graphic" style:parent-style-name="standard">
      <style:graphic-properties svg:stroke-color="#444444" draw:fill-color="#f9fdc4" draw:textarea-horizontal-align="justify" draw:textarea-vertical-align="middle" draw:auto-grow-height="false" fo:min-height="1.279cm" fo:min-width="1.001cm" draw:shadow="visible" draw:shadow-offset-x="0.141cm" draw:shadow-offset-y="0.141cm" draw:shadow-opacity="87%" loext:shadow-blur="0.141cm"/>
    </style:style>
    <style:style style:name="gr54" style:family="graphic" style:parent-style-name="standard">
      <style:graphic-properties svg:stroke-color="#444444" draw:fill-color="#f9d985" draw:textarea-horizontal-align="justify" draw:textarea-vertical-align="middle" draw:auto-grow-height="false" fo:min-height="1.036cm" fo:min-width="1.4cm"/>
      <style:paragraph-properties style:writing-mode="lr-tb"/>
    </style:style>
    <style:style style:name="gr55" style:family="graphic" style:parent-style-name="standard">
      <style:graphic-properties draw:stroke="none" draw:fill-color="#000000" draw:textarea-horizontal-align="justify" draw:textarea-vertical-align="middle" draw:auto-grow-height="false" fo:min-height="0.205cm" fo:min-width="13.89cm"/>
    </style:style>
    <style:style style:name="gr56" style:family="graphic" style:parent-style-name="standard">
      <style:graphic-properties svg:stroke-color="#ffffff" svg:stroke-opacity="85%" draw:fill="solid" draw:fill-color="#ffffff" draw:opacity="95%" draw:textarea-horizontal-align="justify" draw:textarea-vertical-align="middle" draw:auto-grow-height="false" fo:min-height="15.55cm" fo:min-width="27.4cm"/>
      <style:paragraph-properties style:writing-mode="lr-tb"/>
    </style:style>
    <style:style style:name="gr5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bf785"/>
      <style:paragraph-properties fo:margin-left="0cm" fo:margin-right="0cm" fo:text-align="center" fo:text-indent="0.1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0170ff"/>
      <style:paragraph-properties fo:text-align="center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77192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99cc00"/>
      <style:paragraph-properties fo:text-align="center" style:writing-mode="lr-tb"/>
    </style:style>
    <style:style style:name="P8" style:family="paragraph">
      <loext:graphic-properties draw:fill-color="#000000"/>
      <style:paragraph-properties fo:text-align="center" style:writing-mode="lr-tb"/>
    </style:style>
    <style:style style:name="P9" style:family="paragraph">
      <loext:graphic-properties draw:fill="solid" draw:fill-color="#cccccc" draw:opacity="100%"/>
      <style:paragraph-properties fo:text-align="center" style:writing-mode="lr-tb"/>
    </style:style>
    <style:style style:name="P10" style:family="paragraph">
      <loext:graphic-properties draw:fill-color="#9f2eee"/>
      <style:paragraph-properties fo:text-align="center"/>
    </style:style>
    <style:style style:name="P11" style:family="paragraph">
      <loext:graphic-properties draw:fill-color="#9f2eee"/>
      <style:paragraph-properties fo:text-align="center" style:writing-mode="lr-tb"/>
    </style:style>
    <style:style style:name="P12" style:family="paragraph">
      <loext:graphic-properties draw:fill-color="#6442f9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6442f9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d441bb"/>
      <style:paragraph-properties fo:text-align="center"/>
    </style:style>
    <style:style style:name="P16" style:family="paragraph">
      <loext:graphic-properties draw:fill-color="#d441bb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.2cm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aa71d"/>
      <style:paragraph-properties fo:margin-left="0cm" fo:margin-right="0cm" fo:margin-top="0cm" fo:margin-bottom="0cm" fo:line-height="100%" fo:text-align="center" fo:text-indent="0.2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.2cm" style:writing-mode="lr-tb"/>
      <style:text-properties fo:font-size="14pt" style:font-size-asian="14pt" style:font-size-complex="14pt"/>
    </style:style>
    <style:style style:name="P21" style:family="paragraph">
      <loext:graphic-properties draw:fill-color="#f9d985"/>
      <style:paragraph-properties fo:margin-left="0cm" fo:margin-right="0cm" fo:margin-top="0cm" fo:margin-bottom="0cm" fo:line-height="100%" fo:text-align="center" fo:text-indent="0.2cm" style:writing-mode="lr-tb"/>
      <style:text-properties fo:font-size="14pt" style:font-size-asian="14pt" style:font-size-complex="14pt"/>
    </style:style>
    <style:style style:name="P22" style:family="paragraph">
      <loext:graphic-properties draw:fill-color="#0091ff"/>
      <style:paragraph-properties fo:margin-left="0cm" fo:margin-right="0cm" fo:margin-top="0cm" fo:margin-bottom="0cm" fo:line-height="100%" fo:text-align="center" fo:text-indent="0.2cm" style:writing-mode="lr-tb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333333" draw:opacity="70%"/>
      <style:paragraph-properties fo:text-align="center"/>
    </style:style>
    <style:style style:name="P25" style:family="paragraph">
      <style:paragraph-properties fo:text-align="start"/>
      <style:text-properties fo:font-size="12pt"/>
    </style:style>
    <style:style style:name="P26" style:family="paragraph">
      <loext:graphic-properties draw:fill="none"/>
      <style:paragraph-properties fo:text-align="start" style:writing-mode="lr-tb"/>
      <style:text-properties fo:color="#083267" loext:opacity="100%" loext:color-lum-mod="100%" loext:color-lum-off="0%" fo:font-size="12pt" style:font-size-asian="16pt" style:font-size-complex="16pt"/>
    </style:style>
    <style:style style:name="P27" style:family="paragraph">
      <loext:graphic-properties draw:fill-color="#faa71d" draw:opacity="85%"/>
      <style:paragraph-properties fo:margin-left="0cm" fo:margin-right="0cm" fo:margin-top="0cm" fo:margin-bottom="0cm" fo:line-height="100%" fo:text-align="center" fo:text-indent="0.2cm" style:writing-mode="lr-tb"/>
    </style:style>
    <style:style style:name="P28" style:family="paragraph">
      <loext:graphic-properties draw:fill-color="#f9d985" draw:opacity="85%"/>
      <style:paragraph-properties fo:margin-left="0cm" fo:margin-right="0cm" fo:margin-top="0cm" fo:margin-bottom="0cm" fo:line-height="100%" fo:text-align="center" fo:text-indent="0.2cm" style:writing-mode="lr-tb"/>
      <style:text-properties fo:font-size="14pt" style:font-size-asian="14pt" style:font-size-complex="14pt"/>
    </style:style>
    <style:style style:name="P29" style:family="paragraph">
      <loext:graphic-properties draw:fill="solid" draw:fill-color="#828c98" draw:opacity="85%"/>
      <style:paragraph-properties fo:margin-left="0cm" fo:margin-right="0cm" fo:margin-top="0cm" fo:margin-bottom="0cm" fo:line-height="100%" fo:text-align="center" fo:text-indent="0.2cm" style:writing-mode="lr-tb"/>
    </style:style>
    <style:style style:name="P30" style:family="paragraph">
      <loext:graphic-properties draw:fill="none" draw:opacity="85%"/>
      <style:paragraph-properties fo:text-align="center"/>
    </style:style>
    <style:style style:name="P31" style:family="paragraph">
      <loext:graphic-properties draw:opacity="85%"/>
      <style:paragraph-properties fo:margin-left="0cm" fo:margin-right="0cm" fo:margin-top="0cm" fo:margin-bottom="0cm" fo:line-height="100%" fo:text-align="center" fo:text-indent="0.2cm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3" style:family="paragraph">
      <loext:graphic-properties draw:fill-color="#ffffff" draw:opacity="44%"/>
      <style:paragraph-properties fo:text-align="center" style:writing-mode="lr-tb"/>
    </style:style>
    <style:style style:name="P34" style:family="paragraph">
      <loext:graphic-properties draw:fill-color="#f9fdc4"/>
      <style:paragraph-properties fo:text-align="center"/>
    </style:style>
    <style:style style:name="P35" style:family="paragraph">
      <loext:graphic-properties draw:fill-color="#f9d985"/>
      <style:paragraph-properties fo:text-align="center" style:writing-mode="lr-tb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ffffff" draw:opacity="95%"/>
      <style:paragraph-properties fo:text-align="center"/>
    </style:style>
    <style:style style:name="P38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083267" loext:opacity="100%" fo:font-size="12pt" style:font-size-asian="16pt" style:font-size-complex="16pt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 xml:id="id31" draw:id="id31">
          <draw:custom-shape draw:style-name="gr1" draw:text-style-name="P1" draw:layer="layout" svg:width="12.069cm" svg:height="4.894cm" svg:x="7.231cm" svg:y="6.5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2.07cm" svg:height="4.894cm" svg:x="6.965cm" svg:y="6.754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2.069cm" svg:height="4.894cm" svg:x="6.7cm" svg:y="7.008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1.983cm" svg:height="0.595cm" svg:x="6.4cm" svg:y="5.801cm">
            <draw:text-box>
              <text:p><text:span text:style-name="T1">management k8s cluster (OpenStack VMs, baremetal servers, local docker)</text:span></text:p>
            </draw:text-box>
          </draw:frame>
        </draw:g>
        <draw:g xml:id="id22" draw:id="id22">
          <draw:custom-shape draw:style-name="gr4" draw:text-style-name="P3" draw:layer="layout" svg:width="9.8cm" svg:height="3.6cm" svg:x="3.6cm" svg:y="1.8cm">
            <text:p/>
            <draw:enhanced-geometry svg:viewBox="0 0 21600 21600" draw:path-stretchpoint-x="10800" draw:path-stretchpoint-y="10800" draw:text-areas="?f3 ?f4 ?f5 ?f6" draw:type="round-rectangle" draw:modifiers="1063.961182179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9.41cm" svg:height="0.595cm" svg:x="3.4cm" svg:y="1.3cm">
            <draw:text-box>
              <text:p><text:span text:style-name="T1">bootstra</text:span><text:span text:style-name="T1">p </text:span><text:span text:style-name="T1">environ</text:span><text:span text:style-name="T1">ment </text:span><text:span text:style-name="T1">(throw-</text:span><text:span text:style-name="T1">away </text:span><text:span text:style-name="T1">VM, </text:span><text:span text:style-name="T1">laptop, </text:span><text:span text:style-name="T1">anything</text:span><text:span text:style-name="T1">...)</text:span></text:p>
            </draw:text-box>
          </draw:frame>
        </draw:g>
        <draw:custom-shape draw:style-name="gr6" draw:text-style-name="P5" xml:id="id24" draw:id="id24" draw:layer="layout" svg:width="2cm" svg:height="1cm" svg:x="3.8cm" svg:y="2.2cm">
          <text:p text:style-name="P4"><text:span text:style-name="T2">kin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6.6cm" svg:height="3.8cm" svg:x="16cm" svg:y="0.4cm">
          <text:p text:style-name="P6">git(lab)</text:p>
          <draw:enhanced-geometry svg:viewBox="0 0 21600 21600" draw:path-stretchpoint-x="10800" draw:path-stretchpoint-y="10800" draw:text-areas="?f3 ?f4 ?f5 ?f6" draw:type="round-rectangle" draw:modifiers="1778.3004998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1.2cm" svg:height="1.2cm" draw:transform="rotate (1.5707963267949) translate (0.4cm 11.5cm)">
          <text:p text:style-name="P6"><text:span text:style-name="T3">CaaS</text:span></text:p>
          <text:p text:style-name="P6"><text:span text:style-name="T3">Platform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7" draw:id="id37" draw:layer="layout" svg:width="3.8cm" svg:height="8.4cm" svg:x="23.8cm" svg:y="3.2cm">
          <text:p text:style-name="P6"><text:span text:style-name="T3">CaaS</text:span></text:p>
          <text:p text:style-name="P6"><text:span text:style-name="T3">Workload users</text:span></text:p>
          <draw:enhanced-geometry svg:viewBox="0 0 21600 21600" draw:path-stretchpoint-x="10800" draw:path-stretchpoint-y="10800" draw:text-areas="?f3 ?f4 ?f5 ?f6" draw:type="round-rectangle" draw:modifiers="1471.823204419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5" draw:id="id45">
          <draw:custom-shape draw:style-name="gr10" draw:text-style-name="P10" draw:layer="layout" svg:width="5.4cm" svg:height="2.4cm" svg:x="3.7cm" svg:y="12.8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0" draw:layer="layout" svg:width="5.4cm" svg:height="2.4cm" svg:x="3.601cm" svg:y="12.901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1" draw:layer="layout" svg:width="5.4cm" svg:height="2.4cm" svg:x="3.502cm" svg:y="13.002cm">
            <text:p text:style-name="P6"><text:span text:style-name="T4">Workload</text:span><text:span text:style-name="T4"><text:line-break/></text:span><text:span text:style-name="T4">k8s cluster</text:span><text:span text:style-name="T4"><text:line-break/></text:span><text:span text:style-name="T4">A</text:span></text:p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6" draw:id="id46">
          <draw:custom-shape draw:style-name="gr12" draw:text-style-name="P12" draw:layer="layout" svg:width="5.4cm" svg:height="2.4cm" svg:x="9.798cm" svg:y="12.798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5.4cm" svg:height="2.4cm" svg:x="9.699cm" svg:y="12.899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draw:layer="layout" svg:width="5.4cm" svg:height="2.4cm" svg:x="9.6cm" svg:y="13cm">
            <text:p text:style-name="P13"><text:span text:style-name="T4">Workload</text:span><text:span text:style-name="T4"><text:line-break/></text:span><text:span text:style-name="T4">k8s cluster</text:span><text:span text:style-name="T4"><text:line-break/></text:span><text:span text:style-name="T4">B</text:span></text:p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7" draw:id="id47">
          <draw:custom-shape draw:style-name="gr14" draw:text-style-name="P15" draw:layer="layout" svg:width="5.4cm" svg:height="2.4cm" svg:x="15.8cm" svg:y="12.798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draw:layer="layout" svg:width="5.4cm" svg:height="2.4cm" svg:x="15.701cm" svg:y="12.899cm">
            <text:p/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6" draw:layer="layout" svg:width="5.4cm" svg:height="2.4cm" svg:x="15.602cm" svg:y="13cm">
            <text:p text:style-name="P13"><text:span text:style-name="T4">Workload</text:span><text:span text:style-name="T4"><text:line-break/></text:span><text:span text:style-name="T4">k8s cluster</text:span><text:span text:style-name="T4"><text:line-break/></text:span><text:span text:style-name="T4">C</text:span></text:p>
            <draw:enhanced-geometry svg:viewBox="0 0 21600 21600" draw:path-stretchpoint-x="10800" draw:path-stretchpoint-y="10800" draw:text-areas="?f3 ?f4 ?f5 ?f6" draw:type="round-rectangle" draw:modifiers="800.5516290294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6" draw:text-style-name="P11" xml:id="id7" draw:id="id7" draw:layer="layout" svg:width="3cm" svg:height="1.6cm" svg:x="24.2cm" svg:y="5.4cm">
          <text:p text:style-name="P6"><text:span text:style-name="T5">Team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9" draw:id="id9" draw:layer="layout" svg:width="3cm" svg:height="1.6cm" svg:x="24.2cm" svg:y="7.4cm">
          <text:p text:style-name="P13"><text:span text:style-name="T5">Team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xml:id="id25" draw:id="id25" draw:layer="layout" svg:width="7.2cm" svg:height="3.2cm" svg:x="6cm" svg:y="2cm">
          <text:p text:style-name="P17"><text:span text:style-name="T6">bootstrap k8s cluster</text:span><text:span text:style-name="T6"><text:line-break/></text:span><text:span text:style-name="T6">(single nod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xml:id="id4" draw:id="id4" draw:layer="layout" svg:width="13.6cm" svg:height="6.4cm" svg:x="6.3cm" svg:y="5.8cm">
          <text:p/>
          <draw:enhanced-geometry svg:viewBox="0 0 21600 21600" draw:path-stretchpoint-x="10800" draw:path-stretchpoint-y="10800" draw:text-areas="?f3 ?f4 ?f5 ?f6" draw:type="round-rectangle" draw:modifiers="1113.57600374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xml:id="id3" draw:id="id3" draw:layer="layout" svg:width="2.6cm" svg:height="1.4cm" svg:x="6.2cm" svg:y="3.6cm">
          <text:p text:style-name="P17"><text:span text:style-name="T7">Cluster API</text:span><text:span text:style-name="T7"><text:line-break/></text:span><text:span text:style-name="T7">+ provid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2" draw:id="id2" draw:layer="layout" svg:width="2.137cm" svg:height="1.4cm" svg:x="8.921cm" svg:y="3.6cm">
          <text:p text:style-name="P20"><text:span text:style-name="T8">cluster API definition</text:span><text:span text:style-name="T8"><text:line-break/></text:span><text:span text:style-name="T8">for mgmt clu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xml:id="id1" draw:id="id1" draw:layer="layout" svg:width="1.8cm" svg:height="1.4cm" svg:x="11.2cm" svg:y="3.6cm">
          <text:p text:style-name="P17"><text:span text:style-name="T9">Flux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xml:id="id14" draw:id="id14" draw:layer="layout" svg:width="2.114cm" svg:height="1.025cm" svg:x="13.08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xml:id="id13" draw:id="id13" draw:layer="layout" svg:width="2.114cm" svg:height="1.025cm" svg:x="14.287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xml:id="id15" draw:id="id15" draw:layer="layout" svg:width="2.114cm" svg:height="1.025cm" svg:x="15.6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23" draw:id="id23" draw:layer="layout" svg:width="2.2cm" svg:height="1cm" svg:x="1.601cm" svg:y="3.501cm">
          <text:p/>
          <draw:enhanced-geometry svg:viewBox="0 0 21600 21600" draw:text-areas="0 ?f0 ?f5 ?f2" draw:type="right-arrow" draw:modifiers="17699.7188378632 6430.36963036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7" draw:text-style-name="P18" xml:id="id29" draw:id="id29" draw:layer="layout" draw:type="curve" svg:x1="12.1cm" svg:y1="3.6cm" svg:x2="9.989cm" svg:y2="3.6cm" draw:start-shape="id1" draw:start-glue-point="0" draw:end-shape="id2" draw:end-glue-point="0" svg:d="M12100 3600c0-751-2111-751-2111 0" svg:viewBox="0 0 2112 564">
          <text:p/>
        </draw:connector>
        <draw:connector draw:style-name="gr27" draw:text-style-name="P18" xml:id="id28" draw:id="id28" draw:layer="layout" draw:type="curve" svg:x1="12.1cm" svg:y1="3.6cm" svg:x2="7.5cm" svg:y2="3.6cm" draw:start-shape="id1" draw:start-glue-point="0" draw:end-shape="id3" draw:end-glue-point="0" svg:d="M12100 3600c0-751-4600-751-4600 0" svg:viewBox="0 0 4601 564">
          <text:p/>
        </draw:connector>
        <draw:connector draw:style-name="gr28" draw:text-style-name="P18" xml:id="id30" draw:id="id30" draw:layer="layout" draw:type="curve" draw:line-skew="-0.743cm" svg:x1="8.921cm" svg:y1="4.3cm" svg:x2="6.3cm" svg:y2="9cm" draw:start-shape="id2" draw:start-glue-point="3" draw:end-shape="id4" svg:d="M8921 4300c-5823 0-4512 4700-2621 4700" svg:viewBox="0 0 4226 4701">
          <text:p/>
        </draw:connector>
        <draw:custom-shape draw:style-name="gr29" draw:text-style-name="P22" xml:id="id5" draw:id="id5" draw:layer="layout" svg:width="4.6cm" svg:height="1cm" svg:x="14cm" svg:y="7.2cm">
          <text:p text:style-name="P17"><text:span text:style-name="T9">Flux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8" xml:id="id33" draw:id="id33" draw:layer="layout" draw:type="curve" svg:x1="12.1cm" svg:y1="5cm" svg:x2="16.3cm" svg:y2="7.2cm" draw:start-shape="id1" draw:start-glue-point="2" draw:end-shape="id5" draw:end-glue-point="0" svg:d="M12100 5000c0 1651 4200 552 4200 2200" svg:viewBox="0 0 4201 2201">
          <text:p/>
        </draw:connector>
        <draw:custom-shape draw:style-name="gr30" draw:text-style-name="P20" xml:id="id56" draw:id="id56" draw:layer="layout" svg:width="2.6cm" svg:height="1.8cm" svg:x="16cm" svg:y="8.4cm">
          <text:p text:style-name="P20"><text:span text:style-name="T1">Rancher +</text:span><text:span text:style-name="T1"><text:line-break/></text:span><text:span text:style-name="T1">other user-facing APIs</text:span><text:span text:style-name="T1"><text:line-break/></text:span><text:span text:style-name="T1">GU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8" xml:id="id34" draw:id="id34" draw:layer="layout" draw:type="curve" svg:x1="17cm" svg:y1="3.6cm" svg:x2="16.3cm" svg:y2="7.2cm" draw:start-shape="id6" draw:start-glue-point="7" draw:end-shape="id5" draw:end-glue-point="0" svg:d="M17000 3600c0 2913-700 1113-700 3600" svg:viewBox="0 0 701 3601">
          <text:p/>
        </draw:connector>
        <draw:custom-shape draw:style-name="gr32" draw:text-style-name="P15" xml:id="id12" draw:id="id12" draw:layer="layout" svg:width="1.2cm" svg:height="1.4cm" svg:x="21.2cm" svg:y="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0" xml:id="id8" draw:id="id8" draw:layer="layout" svg:width="1.2cm" svg:height="1.4cm" svg:x="19.8cm" svg:y="1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2" xml:id="id10" draw:id="id10" draw:layer="layout" svg:width="1.2cm" svg:height="1.4cm" svg:x="18.4cm" svg:y="2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1" draw:text-style-name="P18" xml:id="id27" draw:id="id27" draw:layer="layout" draw:type="curve" svg:x1="16.955cm" svg:y1="3.408cm" svg:x2="13cm" svg:y2="4.3cm" draw:end-shape="id1" draw:end-glue-point="1" svg:d="M16955 3408c-2589 0-612 892-3955 892" svg:viewBox="0 0 3956 893">
          <text:p/>
        </draw:connector>
        <draw:custom-shape draw:style-name="gr35" draw:text-style-name="P16" xml:id="id11" draw:id="id11" draw:layer="layout" svg:width="3cm" svg:height="1.6cm" svg:x="24.2cm" svg:y="9.4cm">
          <text:p text:style-name="P13"><text:span text:style-name="T5">Team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8" xml:id="id48" draw:id="id48" draw:layer="layout" draw:type="line" svg:x1="12.9cm" svg:y1="10.4cm" svg:x2="6.202cm" svg:y2="13.002cm" svg:d="M12900 10400l-6698 2602" svg:viewBox="0 0 6699 2603">
          <text:p/>
        </draw:connector>
        <draw:connector draw:style-name="gr36" draw:text-style-name="P18" xml:id="id50" draw:id="id50" draw:layer="layout" draw:type="line" svg:x1="12.9cm" svg:y1="10.4cm" svg:x2="12.3cm" svg:y2="13cm" svg:d="M12900 10400l-600 2600" svg:viewBox="0 0 601 2601">
          <text:p/>
        </draw:connector>
        <draw:connector draw:style-name="gr36" draw:text-style-name="P18" xml:id="id49" draw:id="id49" draw:layer="layout" draw:type="line" svg:x1="12.9cm" svg:y1="10.4cm" svg:x2="18.302cm" svg:y2="13cm" svg:d="M12900 10400l5402 2600" svg:viewBox="0 0 5403 2601">
          <text:p/>
        </draw:connector>
        <draw:connector draw:style-name="gr28" draw:text-style-name="P18" xml:id="id38" draw:id="id38" draw:layer="layout" draw:type="curve" svg:x1="24.2cm" svg:y1="6.2cm" svg:x2="21cm" svg:y2="2.5cm" draw:start-shape="id7" draw:start-glue-point="3" draw:end-shape="id8" draw:end-glue-point="8" svg:d="M24200 6200c-2266 0-667-3700-3200-3700" svg:viewBox="0 0 3201 3701">
          <text:p/>
        </draw:connector>
        <draw:connector draw:style-name="gr28" draw:text-style-name="P18" xml:id="id39" draw:id="id39" draw:layer="layout" draw:type="curve" svg:x1="24.2cm" svg:y1="8.2cm" svg:x2="19.6cm" svg:y2="3.3cm" draw:start-shape="id9" draw:start-glue-point="3" draw:end-shape="id10" draw:end-glue-point="8" svg:d="M24200 8200c-3316 0-1017-4900-4600-4900" svg:viewBox="0 0 4601 4901">
          <text:p/>
        </draw:connector>
        <draw:connector draw:style-name="gr28" draw:text-style-name="P18" xml:id="id40" draw:id="id40" draw:layer="layout" draw:type="curve" svg:x1="24.2cm" svg:y1="10.2cm" svg:x2="22.4cm" svg:y2="1.7cm" draw:start-shape="id11" draw:start-glue-point="3" draw:end-shape="id12" draw:end-glue-point="8" svg:d="M24200 10200c-1216 0-317-8500-1800-8500" svg:viewBox="0 0 1801 8501">
          <text:p/>
        </draw:connector>
        <draw:connector draw:style-name="gr27" draw:text-style-name="P18" xml:id="id41" draw:id="id41" draw:layer="layout" draw:type="curve" svg:x1="19cm" svg:y1="4cm" svg:x2="15.344cm" svg:y2="10.4cm" draw:start-shape="id10" draw:start-glue-point="7" draw:end-shape="id13" draw:end-glue-point="0" svg:d="M19000 4000c0 4933-3656 1734-3656 6400" svg:viewBox="0 0 3657 6401">
          <text:p/>
        </draw:connector>
        <draw:connector draw:style-name="gr27" draw:text-style-name="P18" xml:id="id42" draw:id="id42" draw:layer="layout" draw:type="curve" svg:x1="20.4cm" svg:y1="3.2cm" svg:x2="14.143cm" svg:y2="10.6cm" draw:start-shape="id8" draw:start-glue-point="7" draw:end-shape="id14" draw:end-glue-point="0" svg:d="M20400 3200c0 5683-6257 1984-6257 7400" svg:viewBox="0 0 6258 7401">
          <text:p/>
        </draw:connector>
        <draw:connector draw:style-name="gr27" draw:text-style-name="P18" xml:id="id43" draw:id="id43" draw:layer="layout" draw:type="curve" draw:line-skew="-0.596cm" svg:x1="21.8cm" svg:y1="2.4cm" svg:x2="16.657cm" svg:y2="10.7cm" draw:start-shape="id12" draw:start-glue-point="7" draw:end-shape="id15" draw:end-glue-point="0" svg:d="M21800 2400c0 5464-5143 1315-5143 8300" svg:viewBox="0 0 5144 8301">
          <text:p/>
        </draw:connector>
        <draw:custom-shape draw:style-name="gr37" draw:text-style-name="P24" xml:id="id57" draw:id="id57" draw:layer="layout" svg:width="5.2cm" svg:height="0.6cm" svg:x="18.8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8" draw:text-style-name="P26" xml:id="id36" draw:id="id36" draw:layer="layout" draw:type="curve" svg:x1="12.9cm" svg:y1="10.4cm" svg:x2="6.3cm" svg:y2="9cm" draw:end-shape="id4" draw:end-glue-point="3" svg:d="M12900 10400c-10677 0-7377-1400-6600-1400" svg:viewBox="0 0 7693 1401">
          <text:p text:style-name="P25"><text:span text:style-name="T10">Cluster API</text:span><text:span text:style-name="T10"><text:line-break/></text:span><text:span text:style-name="T10">pivot</text:span></text:p>
        </draw:connector>
        <draw:g xml:id="id35" draw:id="id35">
          <draw:custom-shape draw:style-name="gr39" draw:text-style-name="P27" xml:id="id17" draw:id="id17" draw:layer="layout" svg:width="2.6cm" svg:height="1.8cm" svg:x="11.6cm" svg:y="8.6cm">
            <text:p text:style-name="P17"><text:span text:style-name="T7">Cluster API</text:span><text:span text:style-name="T7"><text:line-break/></text:span><text:span text:style-name="T7">+ provid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8" xml:id="id20" draw:id="id20" draw:layer="layout" svg:width="2.569cm" svg:height="1.4cm" svg:x="7.831cm" svg:y="10.2cm">
            <text:p text:style-name="P20"><text:span text:style-name="T8">cluster API definiton</text:span><text:span text:style-name="T8"><text:line-break/></text:span><text:span text:style-name="T8">for Mgmt clust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9" xml:id="id18" draw:id="id18" draw:layer="layout" svg:width="2.6cm" svg:height="1.4cm" svg:x="7.4cm" svg:y="7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9" draw:layer="layout" svg:width="2.6cm" svg:height="1.4cm" svg:x="7.4cm" svg:y="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9" draw:layer="layout" svg:width="2.6cm" svg:height="1.4cm" svg:x="8cm" svg:y="8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9" xml:id="id19" draw:id="id19" draw:layer="layout" svg:width="2.6cm" svg:height="1.4cm" svg:x="8.8cm" svg:y="8.7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30" draw:layer="layout" draw:type="curve" svg:x1="14cm" svg:y1="7.7cm" svg:x2="11.521cm" svg:y2="7.9cm" draw:end-shape="id16" draw:end-glue-point="1" svg:d="M14000 7700c-1483 0-244 200-2479 200" svg:viewBox="0 0 2480 201">
            <text:p/>
          </draw:connector>
          <draw:custom-shape draw:style-name="gr46" draw:text-style-name="P31" xml:id="id16" draw:id="id16" draw:layer="layout" svg:width="2.6cm" svg:height="1.4cm" svg:x="8.921cm" svg:y="7.2cm">
            <text:p text:style-name="P17"><text:span text:style-name="T9">Flux</text:span><text:span text:style-name="T9"><text:line-break/></text:span><text:span text:style-name="T9">definition of Flu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626.241799437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30" draw:layer="layout" draw:type="curve" svg:x1="14.001cm" svg:y1="7.772cm" svg:x2="12.9cm" svg:y2="8.6cm" draw:end-shape="id17" draw:end-glue-point="0" svg:d="M14001 7772c0 246-1101-168-1101 828" svg:viewBox="0 0 1102 829">
            <text:p/>
          </draw:connector>
          <draw:connector draw:style-name="gr45" draw:text-style-name="P30" draw:layer="layout" draw:type="curve" svg:x1="13.982cm" svg:y1="7.772cm" svg:x2="8.7cm" svg:y2="7.4cm" draw:end-shape="id18" draw:end-glue-point="0" svg:d="M13982 7772c0-1308-5282-1122-5282-372" svg:viewBox="0 0 5283 960">
            <text:p/>
          </draw:connector>
          <draw:connector draw:style-name="gr45" draw:text-style-name="P30" draw:layer="layout" draw:type="curve" svg:x1="13.983cm" svg:y1="7.746cm" svg:x2="10.1cm" svg:y2="8.794cm" draw:end-shape="id19" draw:end-glue-point="0" svg:d="M13983 7746c0 411-3883-113-3883 1048" svg:viewBox="0 0 3884 1049">
            <text:p/>
          </draw:connector>
          <draw:connector draw:style-name="gr45" draw:text-style-name="P30" draw:layer="layout" draw:type="curve" draw:line-skew="-0.968cm" svg:x1="13.984cm" svg:y1="7.746cm" svg:x2="10.4cm" svg:y2="10.9cm" draw:end-shape="id20" draw:end-glue-point="1" svg:d="M13984 7746c-3763 0-1972 3154-3584 3154" svg:viewBox="0 0 3585 3155">
            <text:p/>
          </draw:connector>
        </draw:g>
        <draw:custom-shape draw:style-name="gr47" draw:text-style-name="P23" xml:id="id32" draw:id="id32" draw:layer="layout" svg:width="5.2cm" svg:height="1cm" svg:x="1.6cm" svg:y="7.2cm">
          <text:p/>
          <draw:enhanced-geometry svg:viewBox="0 0 21600 21600" draw:text-areas="0 ?f0 ?f5 ?f2" draw:type="right-arrow" draw:modifiers="17699.7188378632 6430.36963036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18" xml:id="id51" draw:id="id51" draw:layer="layout" svg:width="19.598cm" svg:height="3.151cm" svg:x="3.002cm" svg:y="12.449cm">
          <text:p/>
          <draw:enhanced-geometry svg:viewBox="0 0 21600 21600" draw:path-stretchpoint-x="10800" draw:path-stretchpoint-y="10800" draw:text-areas="?f3 ?f4 ?f5 ?f6" draw:type="round-rectangle" draw:modifiers="1113.57600374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2" xml:id="id52" draw:id="id52" draw:layer="layout" svg:width="4.4cm" svg:height="2.55cm" svg:x="0.2cm" svg:y="12.4cm">
          <draw:text-box>
            <text:p><text:span text:style-name="T1">Workload clusters:</text:span><text:span text:style-name="T1"><text:line-break/></text:span><text:span text:style-name="T1">on OpenStack,</text:span><text:span text:style-name="T1"><text:line-break/></text:span><text:span text:style-name="T1">on baremetal,</text:span><text:span text:style-name="T1"><text:line-break/></text:span><text:span text:style-name="T1">on VMWare</text:span></text:p>
          </draw:text-box>
        </draw:frame>
        <draw:custom-shape draw:style-name="gr50" draw:text-style-name="P6" xml:id="id53" draw:id="id53" draw:layer="layout" svg:width="1cm" svg:height="0.6cm" svg:x="7.8cm" svg:y="13.2cm">
          <text:p text:style-name="P6"><text:span text:style-name="T11">gi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xml:id="id54" draw:id="id54" draw:layer="layout" svg:width="1cm" svg:height="0.6cm" svg:x="19.8cm" svg:y="13.2cm">
          <text:p text:style-name="P6"><text:span text:style-name="T11">gi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xml:id="id55" draw:id="id55" draw:layer="layout" svg:width="1cm" svg:height="0.599cm" svg:x="13.8cm" svg:y="13.2cm">
          <text:p text:style-name="P6"><text:span text:style-name="T11">gi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xml:id="id44" draw:id="id44" draw:layer="layout" svg:width="3.6cm" svg:height="0.794cm" svg:x="18.8cm" svg:y="2.506cm">
          <text:p text:style-name="P6"><text:span text:style-name="T9">CAPI workload clusters defin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xml:id="id6" draw:id="id6" draw:layer="layout" svg:width="1.2cm" svg:height="2.8cm" svg:x="16.4cm" svg:y="0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4" draw:text-style-name="P35" xml:id="id26" draw:id="id26" draw:layer="layout" svg:width="1.6cm" svg:height="1.4cm" svg:x="4.2cm" svg:y="3.6cm">
          <text:p text:style-name="P6"><text:span text:style-name="T11">deployment</text:span><text:span text:style-name="T11"><text:line-break/></text:span><text:span text:style-name="T11">sett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5" draw:text-style-name="P23" draw:layer="layout" svg:width="15.2cm" svg:height="1cm" svg:x="1.6cm" svg:y="0.6cm">
          <text:p/>
          <draw:enhanced-geometry svg:viewBox="0 0 21600 21600" draw:text-areas="0 ?f0 ?f5 ?f2" draw:type="right-arrow" draw:modifiers="20063.9431616341 7056.143856143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7" xml:id="id21" draw:id="id21" draw:layer="layout" svg:width="27.6cm" svg:height="15.75cm" svg:x="0.2cm" svg:y="0cm">
          <text:p text:style-name="P36">Meant to be viewed as an animatio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4" smil:type="fade" smil:subtype="crossfade" smil:mode="out"/>
                  <anim:set smil:begin="1.9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5" smil:type="fade" smil:subtype="crossfade" smil:mode="out"/>
                  <anim:set smil:begin="1.9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" smil:type="fade" smil:subtype="crossfade" smil:mode="out"/>
                  <anim:set smil:begin="1.9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3" smil:type="fade" smil:subtype="crossfade" smil:mode="out"/>
                  <anim:set smil:begin="1.9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6" smil:type="fade" smil:subtype="crossfade" smil:mode="out"/>
                  <anim:set smil:begin="1.999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57" draw:layer="layout" svg:width="19.798cm" svg:height="11.136cm" svg:x="0.6cm" svg:y="2.257cm" draw:page-number="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7" draw:fill-hatch-name="Red_20_90_20_Degrees_20_Crossed_20_1" draw:fill-image-name="Bitmap_20_1" draw:textarea-horizontal-align="left" draw:textarea-vertical-align="middle" fo:padding-lef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Morin</meta:initial-creator>
    <meta:creation-date>2022-12-09T13:40:56.021720794</meta:creation-date>
    <dc:date>2023-01-13T13:00:06.117437650</dc:date>
    <dc:creator>Thomas Morin</dc:creator>
    <meta:editing-duration>PT4H29M</meta:editing-duration>
    <meta:editing-cycles>22</meta:editing-cycles>
    <meta:generator>LibreOffice/7.4.4.2$Linux_X86_64 LibreOffice_project/40$Build-2</meta:generator>
    <meta:document-statistic meta:object-count="105"/>
  </office:meta>
</office:document-meta>
</file>